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Fe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4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5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/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4:52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4:53:27.644000000</dc:date>
    <meta:editing-duration>PT3H55M27S</meta:editing-duration>
    <meta:editing-cycles>175</meta:editing-cycles>
    <meta:generator>LibreOffice/5.1.0.3$Windows_x86 LibreOffice_project/5e3e00a007d9b3b6efb6797a8b8e57b51ab1f737</meta:generator>
    <meta:document-statistic meta:table-count="40" meta:cell-count="1781" meta:object-count="0"/>
  </office:meta>
</office:document-meta>
</file>